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ext-properties style:font-name="Liberation Serif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" table:style-name="ta1">
        <table:shapes>
          <draw:frame draw:z-index="0" draw:style-name="gr1" draw:text-style-name="P1" svg:width="570.84pt" svg:height="264.98pt" svg:x="414.37pt" svg:y="61.48pt">
            <draw:object draw:notify-on-update-of-ranges="N.E9:N.E17 I.F9:I.F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1" table:number-rows-spanned="4">
            <text:p>Execution gradient</text:p>
          </table:table-cell>
          <table:table-cell table:style-name="ce3" office:value-type="string" calcext:value-type="string" table:number-columns-spanned="1" table:number-rows-spanned="4">
            <text:p>Acceleration</text:p>
          </table:table-cell>
          <table:table-cell table:style-name="ce3" office:value-type="string" calcext:value-type="string" table:number-columns-spanned="1" table:number-rows-spanned="4">
            <text:p>Eficiency</text:p>
          </table:table-cell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table-cell table:number-columns-repeated="5"/>
          <table:table-cell table:style-name="ce1"/>
          <table:table-cell table:number-columns-repeated="10"/>
        </table:table-row>
        <table:table-row table:style-name="ro1">
          <table:table-cell table:formula="of:= [.F9] / ([.E9] * [.E9])" office:value-type="float" office:value="0.0000000939662925645714" calcext:value-type="float">
            <text:p>9.39662925645714E-08</text:p>
          </table:table-cell>
          <table:table-cell table:formula="of:=['file:///home/artur/Documents/Faculdade/SPD/sequentialGraphs.ods'#$I.F9]/[.F9]" office:value-type="float" office:value="0.723604339015407" calcext:value-type="float">
            <text:p>0.723604339015407</text:p>
          </table:table-cell>
          <table:table-cell table:formula="of:=[.B9]/16" office:value-type="float" office:value="0.0452252711884629" calcext:value-type="float">
            <text:p>0.045225271188463</text:p>
          </table:table-cell>
          <table:table-cell/>
          <table:table-cell office:value-type="float" office:value="501" calcext:value-type="float">
            <text:p>501</text:p>
          </table:table-cell>
          <table:table-cell table:style-name="ce1" office:value-type="float" office:value="0.0235856334" calcext:value-type="float">
            <text:p>0.0235856334</text:p>
          </table:table-cell>
          <table:table-cell table:number-columns-repeated="10"/>
        </table:table-row>
        <table:table-row table:style-name="ro1">
          <table:table-cell table:formula="of:= [.F10] / ([.E10] * [.E10])" office:value-type="float" office:value="0.0000000726615693782455" calcext:value-type="float">
            <text:p>7.26615693782455E-08</text:p>
          </table:table-cell>
          <table:table-cell table:formula="of:=['file:///home/artur/Documents/Faculdade/SPD/sequentialGraphs.ods'#$I.F10]/[.F10]" office:value-type="float" office:value="0.87903677681152" calcext:value-type="float">
            <text:p>0.87903677681152</text:p>
          </table:table-cell>
          <table:table-cell table:formula="of:=[.B10]/16" office:value-type="float" office:value="0.05493979855072" calcext:value-type="float">
            <text:p>0.05493979855072</text:p>
          </table:table-cell>
          <table:table-cell/>
          <table:table-cell office:value-type="float" office:value="1001" calcext:value-type="float">
            <text:p>1001</text:p>
          </table:table-cell>
          <table:table-cell table:style-name="ce1" office:value-type="float" office:value="0.0728069651785714" calcext:value-type="float">
            <text:p>0.072806965178571</text:p>
          </table:table-cell>
          <table:table-cell table:number-columns-repeated="10"/>
        </table:table-row>
        <table:table-row table:style-name="ro1">
          <table:table-cell table:formula="of:= [.F11] / ([.E11] * [.E11])" office:value-type="float" office:value="0.0000000711385428558417" calcext:value-type="float">
            <text:p>7.11385428558417E-08</text:p>
          </table:table-cell>
          <table:table-cell table:formula="of:=['file:///home/artur/Documents/Faculdade/SPD/sequentialGraphs.ods'#$I.F11]/[.F11]" office:value-type="float" office:value="0.9177120637984" calcext:value-type="float">
            <text:p>0.9177120637984</text:p>
          </table:table-cell>
          <table:table-cell table:formula="of:=[.B11]/16" office:value-type="float" office:value="0.0573570039874" calcext:value-type="float">
            <text:p>0.0573570039874</text:p>
          </table:table-cell>
          <table:table-cell/>
          <table:table-cell office:value-type="float" office:value="2001" calcext:value-type="float">
            <text:p>2001</text:p>
          </table:table-cell>
          <table:table-cell table:style-name="ce1" office:value-type="float" office:value="0.284838796733333" calcext:value-type="float">
            <text:p>0.284838796733333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formula="of:= [.F12] / ([.E12] * [.E12])" office:value-type="float" office:value="0.0000000716196744296756" calcext:value-type="float">
            <text:p>7.16196744296756E-08</text:p>
          </table:table-cell>
          <table:table-cell table:formula="of:=['file:///home/artur/Documents/Faculdade/SPD/sequentialGraphs.ods'#$I.F12]/[.F12]" office:value-type="float" office:value="0.917251227004599" calcext:value-type="float">
            <text:p>0.917251227004599</text:p>
          </table:table-cell>
          <table:table-cell table:formula="of:=[.B12]/16" office:value-type="float" office:value="0.0573282016877875" calcext:value-type="float">
            <text:p>0.057328201687788</text:p>
          </table:table-cell>
          <table:table-cell/>
          <table:table-cell office:value-type="float" office:value="3001" calcext:value-type="float">
            <text:p>3001</text:p>
          </table:table-cell>
          <table:table-cell table:style-name="ce1" office:value-type="float" office:value="0.645006859533333" calcext:value-type="float">
            <text:p>0.645006859533333</text:p>
          </table:table-cell>
          <table:table-cell table:number-columns-repeated="10"/>
        </table:table-row>
        <table:table-row table:style-name="ro1">
          <table:table-cell table:formula="of:= [.F13] / ([.E13] * [.E13])" office:value-type="float" office:value="0.0000000749311544409774" calcext:value-type="float">
            <text:p>7.49311544409774E-08</text:p>
          </table:table-cell>
          <table:table-cell table:formula="of:=['file:///home/artur/Documents/Faculdade/SPD/sequentialGraphs.ods'#$I.F13]/[.F13]" office:value-type="float" office:value="0.882590751877127" calcext:value-type="float">
            <text:p>0.882590751877127</text:p>
          </table:table-cell>
          <table:table-cell table:formula="of:=[.B13]/16" office:value-type="float" office:value="0.0551619219923204" calcext:value-type="float">
            <text:p>0.055161921992321</text:p>
          </table:table-cell>
          <table:table-cell/>
          <table:table-cell office:value-type="float" office:value="5001" calcext:value-type="float">
            <text:p>5001</text:p>
          </table:table-cell>
          <table:table-cell table:style-name="ce1" office:value-type="float" office:value="1.8740282475" calcext:value-type="float">
            <text:p>1.8740282475</text:p>
          </table:table-cell>
          <table:table-cell table:number-columns-repeated="10"/>
        </table:table-row>
        <table:table-row table:style-name="ro1">
          <table:table-cell table:formula="of:= [.F14] / ([.E14] * [.E14])" office:value-type="float" office:value="0.000000070754003162641" calcext:value-type="float">
            <text:p>7.0754003162641E-08</text:p>
          </table:table-cell>
          <table:table-cell table:formula="of:=['file:///home/artur/Documents/Faculdade/SPD/sequentialGraphs.ods'#$I.F14]/[.F14]" office:value-type="float" office:value="0.939125268893159" calcext:value-type="float">
            <text:p>0.939125268893159</text:p>
          </table:table-cell>
          <table:table-cell table:formula="of:=[.B14]/16" office:value-type="float" office:value="0.0586953293058225" calcext:value-type="float">
            <text:p>0.058695329305823</text:p>
          </table:table-cell>
          <table:table-cell/>
          <table:table-cell office:value-type="float" office:value="7501" calcext:value-type="float">
            <text:p>7501</text:p>
          </table:table-cell>
          <table:table-cell table:style-name="ce1" office:value-type="float" office:value="3.9809740587" calcext:value-type="float">
            <text:p>3.9809740587</text:p>
          </table:table-cell>
          <table:table-cell table:number-columns-repeated="10"/>
        </table:table-row>
        <table:table-row table:style-name="ro1">
          <table:table-cell table:formula="of:= [.F15] / ([.E15] * [.E15])" office:value-type="float" office:value="0.0000000719280215330799" calcext:value-type="float">
            <text:p>7.19280215330799E-08</text:p>
          </table:table-cell>
          <table:table-cell table:formula="of:=['file:///home/artur/Documents/Faculdade/SPD/sequentialGraphs.ods'#$I.F15]/[.F15]" office:value-type="float" office:value="0.928293459397718" calcext:value-type="float">
            <text:p>0.928293459397718</text:p>
          </table:table-cell>
          <table:table-cell table:formula="of:=[.B15]/16" office:value-type="float" office:value="0.0580183412123574" calcext:value-type="float">
            <text:p>0.058018341212357</text:p>
          </table:table-cell>
          <table:table-cell/>
          <table:table-cell office:value-type="float" office:value="10001" calcext:value-type="float">
            <text:p>10001</text:p>
          </table:table-cell>
          <table:table-cell table:style-name="ce1" office:value-type="float" office:value="7.19424078566667" calcext:value-type="float">
            <text:p>7.19424078566667</text:p>
          </table:table-cell>
          <table:table-cell table:number-columns-repeated="10"/>
        </table:table-row>
        <table:table-row table:style-name="ro1">
          <table:table-cell table:formula="of:= [.F16] / ([.E16] * [.E16])" office:value-type="float" office:value="0.0000000744384121880709" calcext:value-type="float">
            <text:p>7.44384121880709E-08</text:p>
          </table:table-cell>
          <table:table-cell table:formula="of:=['file:///home/artur/Documents/Faculdade/SPD/sequentialGraphs.ods'#$I.F16]/[.F16]" office:value-type="float" office:value="0.916813745242011" calcext:value-type="float">
            <text:p>0.916813745242011</text:p>
          </table:table-cell>
          <table:table-cell table:formula="of:=[.B16]/16" office:value-type="float" office:value="0.0573008590776257" calcext:value-type="float">
            <text:p>0.057300859077626</text:p>
          </table:table-cell>
          <table:table-cell/>
          <table:table-cell office:value-type="float" office:value="15001" calcext:value-type="float">
            <text:p>15001</text:p>
          </table:table-cell>
          <table:table-cell table:style-name="ce1" office:value-type="float" office:value="16.75087596912" calcext:value-type="float">
            <text:p>16.75087596912</text:p>
          </table:table-cell>
          <table:table-cell table:number-columns-repeated="10"/>
        </table:table-row>
        <table:table-row table:style-name="ro1">
          <table:table-cell table:formula="of:= [.F17] / ([.E17] * [.E17])" office:value-type="float" office:value="0.00000012746793160067" calcext:value-type="float">
            <text:p>1.2746793160067E-07</text:p>
          </table:table-cell>
          <table:table-cell table:formula="of:=['file:///home/artur/Documents/Faculdade/SPD/sequentialGraphs.ods'#$I.F17]/[.F17]" office:value-type="float" office:value="0.615472353346043" calcext:value-type="float">
            <text:p>0.615472353346043</text:p>
          </table:table-cell>
          <table:table-cell table:formula="of:=[.B17]/16" office:value-type="float" office:value="0.0384670220841277" calcext:value-type="float">
            <text:p>0.038467022084128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50.992271485" calcext:value-type="float">
            <text:p>50.992271485</text:p>
          </table:table-cell>
          <table:table-cell table:number-columns-repeated="10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<text:s/></text:p>
          </table:table-cell>
        </table:table-row>
      </table:table>
      <table:table table:name="N" table:style-name="ta1">
        <table:shapes>
          <draw:frame draw:z-index="0" draw:style-name="gr1" draw:text-style-name="P1" svg:width="570.84pt" svg:height="264.98pt" svg:x="462.22pt" svg:y="83.82pt">
            <draw:object draw:notify-on-update-of-ranges="N.E9:N.E17 N.F9:N.F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1"/>
        <table:table-row table:style-name="ro1" table:number-rows-repeated="3">
          <table:table-cell table:number-columns-repeated="5"/>
          <table:table-cell table:style-name="Default"/>
        </table:table-row>
        <table:table-row table:style-name="ro1">
          <table:table-cell table:style-name="ce3" office:value-type="string" calcext:value-type="string" table:number-columns-spanned="1" table:number-rows-spanned="4">
            <text:p>Execution gradient</text:p>
          </table:table-cell>
          <table:table-cell table:style-name="ce3" office:value-type="string" calcext:value-type="string" table:number-columns-spanned="1" table:number-rows-spanned="4">
            <text:p>Acceleration</text:p>
          </table:table-cell>
          <table:table-cell table:style-name="ce3" office:value-type="string" calcext:value-type="string" table:number-columns-spanned="1" table:number-rows-spanned="4">
            <text:p>Eficiency</text:p>
          </table:table-cell>
          <table:table-cell table:number-columns-repeated="2"/>
          <table:table-cell table:style-name="Default"/>
        </table:table-row>
        <table:table-row table:style-name="ro1">
          <table:covered-table-cell table:number-columns-repeated="3"/>
          <table:table-cell table:number-columns-repeated="2"/>
          <table:table-cell table:style-name="Default"/>
        </table:table-row>
        <table:table-row table:style-name="ro1">
          <table:covered-table-cell table:number-columns-repeated="3"/>
          <table:table-cell table:number-columns-repeated="2"/>
          <table:table-cell table:style-name="Default"/>
        </table:table-row>
        <table:table-row table:style-name="ro1">
          <table:covered-table-cell table:number-columns-repeated="3"/>
          <table:table-cell table:number-columns-repeated="2"/>
          <table:table-cell table:style-name="Default"/>
        </table:table-row>
        <table:table-row table:style-name="ro1">
          <table:table-cell table:number-columns-repeated="6"/>
        </table:table-row>
        <table:table-row table:style-name="ro1">
          <table:table-cell table:formula="of:= [.F9] / ([.E9] * [.E9])" office:value-type="float" office:value="0.0000000797108378054271" calcext:value-type="float">
            <text:p>7.97108378054271E-08</text:p>
          </table:table-cell>
          <table:table-cell table:formula="of:=['file:///home/artur/Documents/Faculdade/SPD/sequentialGraphs.ods'#$N.F9]/[.F9]" office:value-type="float" office:value="0.939647632137948" calcext:value-type="float">
            <text:p>0.939647632137948</text:p>
          </table:table-cell>
          <table:table-cell table:formula="of:=[.B9]/16" office:value-type="float" office:value="0.0587279770086218" calcext:value-type="float">
            <text:p>0.058727977008622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0.0200075" calcext:value-type="float">
            <text:p>0.0200075</text:p>
          </table:table-cell>
        </table:table-row>
        <table:table-row table:style-name="ro1">
          <table:table-cell table:formula="of:= [.F10] / ([.E10] * [.E10])" office:value-type="float" office:value="0.0000000698314490885556" calcext:value-type="float">
            <text:p>6.98314490885556E-08</text:p>
          </table:table-cell>
          <table:table-cell table:formula="of:=['file:///home/artur/Documents/Faculdade/SPD/sequentialGraphs.ods'#$N.F10]/[.F10]" office:value-type="float" office:value="1.26575919350347" calcext:value-type="float">
            <text:p>1.26575919350347</text:p>
          </table:table-cell>
          <table:table-cell table:formula="of:=[.B10]/16" office:value-type="float" office:value="0.079109949593967" calcext:value-type="float">
            <text:p>0.07910994959396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0.0699711818181818" calcext:value-type="float">
            <text:p>0.069971181818182</text:p>
          </table:table-cell>
        </table:table-row>
        <table:table-row table:style-name="ro1">
          <table:table-cell table:formula="of:= [.F11] / ([.E11] * [.E11])" office:value-type="float" office:value="0.0000000676430590686281" calcext:value-type="float">
            <text:p>6.76430590686281E-08</text:p>
          </table:table-cell>
          <table:table-cell table:formula="of:=['file:///home/artur/Documents/Faculdade/SPD/sequentialGraphs.ods'#$N.F11]/[.F11]" office:value-type="float" office:value="1.00611839554241" calcext:value-type="float">
            <text:p>1.00611839554241</text:p>
          </table:table-cell>
          <table:table-cell table:formula="of:=[.B11]/16" office:value-type="float" office:value="0.0628823997214008" calcext:value-type="float">
            <text:p>0.062882399721401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0.270842876153846" calcext:value-type="float">
            <text:p>0.270842876153846</text:p>
          </table:table-cell>
        </table:table-row>
        <table:table-row table:style-name="ro1">
          <table:table-cell table:formula="of:= [.F12] / ([.E12] * [.E12])" office:value-type="float" office:value="0.0000000681228522802319" calcext:value-type="float">
            <text:p>6.81228522802319E-08</text:p>
          </table:table-cell>
          <table:table-cell table:formula="of:=['file:///home/artur/Documents/Faculdade/SPD/sequentialGraphs.ods'#$N.F12]/[.F12]" office:value-type="float" office:value="1.18231385782665" calcext:value-type="float">
            <text:p>1.18231385782665</text:p>
          </table:table-cell>
          <table:table-cell table:formula="of:=[.B12]/16" office:value-type="float" office:value="0.0738946161141653" calcext:value-type="float">
            <text:p>0.073894616114165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0.613514475758621" calcext:value-type="float">
            <text:p>0.613514475758621</text:p>
          </table:table-cell>
        </table:table-row>
        <table:table-row table:style-name="ro1">
          <table:table-cell table:formula="of:= [.F13] / ([.E13] * [.E13])" office:value-type="float" office:value="0.0000000714088435262358" calcext:value-type="float">
            <text:p>7.14088435262358E-08</text:p>
          </table:table-cell>
          <table:table-cell table:formula="of:=['file:///home/artur/Documents/Faculdade/SPD/sequentialGraphs.ods'#$N.F13]/[.F13]" office:value-type="float" office:value="0.951975536946606" calcext:value-type="float">
            <text:p>0.951975536946606</text:p>
          </table:table-cell>
          <table:table-cell table:formula="of:=[.B13]/16" office:value-type="float" office:value="0.0594984710591629" calcext:value-type="float">
            <text:p>0.059498471059163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1.785935248" calcext:value-type="float">
            <text:p>1.785935248</text:p>
          </table:table-cell>
        </table:table-row>
        <table:table-row table:style-name="ro1">
          <table:table-cell table:formula="of:= [.F14] / ([.E14] * [.E14])" office:value-type="float" office:value="0.0000000673982703238983" calcext:value-type="float">
            <text:p>6.73982703238983E-08</text:p>
          </table:table-cell>
          <table:table-cell table:formula="of:=['file:///home/artur/Documents/Faculdade/SPD/sequentialGraphs.ods'#$N.F14]/[.F14]" office:value-type="float" office:value="0.974878788595708" calcext:value-type="float">
            <text:p>0.974878788595708</text:p>
          </table:table-cell>
          <table:table-cell table:formula="of:=[.B14]/16" office:value-type="float" office:value="0.0609299242872318" calcext:value-type="float">
            <text:p>0.060929924287232</text:p>
          </table:table-cell>
          <table:table-cell/>
          <table:table-cell office:value-type="float" office:value="7501" calcext:value-type="float">
            <text:p>7501</text:p>
          </table:table-cell>
          <table:table-cell office:value-type="float" office:value="3.79216374717241" calcext:value-type="float">
            <text:p>3.79216374717241</text:p>
          </table:table-cell>
        </table:table-row>
        <table:table-row table:style-name="ro1">
          <table:table-cell table:formula="of:= [.F15] / ([.E15] * [.E15])" office:value-type="float" office:value="0.000000068078566310767" calcext:value-type="float">
            <text:p>6.8078566310767E-08</text:p>
          </table:table-cell>
          <table:table-cell table:formula="of:=['file:///home/artur/Documents/Faculdade/SPD/sequentialGraphs.ods'#$N.F15]/[.F15]" office:value-type="float" office:value="0.968251137126074" calcext:value-type="float">
            <text:p>0.968251137126074</text:p>
          </table:table-cell>
          <table:table-cell table:formula="of:=[.B15]/16" office:value-type="float" office:value="0.0605156960703796" calcext:value-type="float">
            <text:p>0.06051569607038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float" office:value="6.80921827048148" calcext:value-type="float">
            <text:p>6.80921827048148</text:p>
          </table:table-cell>
        </table:table-row>
        <table:table-row table:style-name="ro1">
          <table:table-cell table:formula="of:= [.F16] / ([.E16] * [.E16])" office:value-type="float" office:value="0.0000000661196846276617" calcext:value-type="float">
            <text:p>6.61196846276617E-08</text:p>
          </table:table-cell>
          <table:table-cell table:formula="of:=['file:///home/artur/Documents/Faculdade/SPD/sequentialGraphs.ods'#$N.F16]/[.F16]" office:value-type="float" office:value="0.985625336414566" calcext:value-type="float">
            <text:p>0.985625336414566</text:p>
          </table:table-cell>
          <table:table-cell table:formula="of:=[.B16]/16" office:value-type="float" office:value="0.0616015835259104" calcext:value-type="float">
            <text:p>0.06160158352591</text:p>
          </table:table-cell>
          <table:table-cell/>
          <table:table-cell office:value-type="float" office:value="15001" calcext:value-type="float">
            <text:p>15001</text:p>
          </table:table-cell>
          <table:table-cell office:value-type="float" office:value="14.8789126978824" calcext:value-type="float">
            <text:p>14.8789126978824</text:p>
          </table:table-cell>
        </table:table-row>
        <table:table-row table:style-name="ro1">
          <table:table-cell table:formula="of:= [.F17] / ([.E17] * [.E17])" office:value-type="float" office:value="0.0000000732531744994171" calcext:value-type="float">
            <text:p>7.32531744994171E-08</text:p>
          </table:table-cell>
          <table:table-cell table:formula="of:=['file:///home/artur/Documents/Faculdade/SPD/sequentialGraphs.ods'#$N.F17]/[.F17]" office:value-type="float" office:value="0.980957223424175" calcext:value-type="float">
            <text:p>0.980957223424175</text:p>
          </table:table-cell>
          <table:table-cell table:formula="of:=[.B17]/16" office:value-type="float" office:value="0.0613098264640109" calcext:value-type="float">
            <text:p>0.061309826464011</text:p>
          </table:table-cell>
          <table:table-cell/>
          <table:table-cell office:value-type="float" office:value="20001" calcext:value-type="float">
            <text:p>20001</text:p>
          </table:table-cell>
          <table:table-cell table:style-name="Default" office:value-type="float" office:value="29.3042" calcext:value-type="float">
            <text:p>29.3042</text:p>
          </table:table-cell>
        </table:table-row>
      </table:table>
      <table:table table:name="P" table:style-name="ta1" table:print="false">
        <table:shapes>
          <draw:frame draw:z-index="0" draw:style-name="gr1" draw:text-style-name="P1" svg:width="453.23pt" svg:height="255.37pt" svg:x="456.49pt" svg:y="32.66pt">
            <draw:object draw:notify-on-update-of-ranges="P.E9:P.E16 P.F9:P.F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style-name="ce3" office:value-type="string" calcext:value-type="string" table:number-columns-spanned="1" table:number-rows-spanned="4">
            <text:p>Execution gradient</text:p>
          </table:table-cell>
          <table:table-cell table:style-name="ce3" office:value-type="string" calcext:value-type="string" table:number-columns-spanned="1" table:number-rows-spanned="4">
            <text:p>Acceleration</text:p>
          </table:table-cell>
          <table:table-cell table:style-name="ce3" office:value-type="string" calcext:value-type="string" table:number-columns-spanned="1" table:number-rows-spanned="4">
            <text:p>Eficiency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number-columns-repeated="3"/>
        </table:table-row>
        <table:table-row table:style-name="ro1">
          <table:covered-table-cell table:number-columns-repeated="3"/>
          <table:table-cell table:number-columns-repeated="3"/>
        </table:table-row>
        <table:table-row table:style-name="ro1">
          <table:covered-table-cell table:number-columns-repeated="3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formula="of:= [.F9] / ([.E9] * [.E9])" office:value-type="float" office:value="0.0000000843579548865654" calcext:value-type="float">
            <text:p>8.43579548865654E-08</text:p>
          </table:table-cell>
          <table:table-cell table:formula="of:=['file:///home/artur/Documents/Faculdade/SPD/sequentialGraphs.ods'#$N.F9]/[.F9]" office:value-type="float" office:value="0.887884255851371" calcext:value-type="float">
            <text:p>0.887884255851371</text:p>
          </table:table-cell>
          <table:table-cell table:formula="of:=[.B9]/16" office:value-type="float" office:value="0.0554927659907107" calcext:value-type="float">
            <text:p>0.055492765990711</text:p>
          </table:table-cell>
          <table:table-cell/>
          <table:table-cell office:value-type="float" office:value="501" calcext:value-type="float">
            <text:p>501</text:p>
          </table:table-cell>
          <table:table-cell table:style-name="ce1" office:value-type="float" office:value="0.0211739310344828" calcext:value-type="float">
            <text:p>0.021173931034483</text:p>
          </table:table-cell>
        </table:table-row>
        <table:table-row table:style-name="ro1">
          <table:table-cell table:formula="of:= [.F10] / ([.E10] * [.E10])" office:value-type="float" office:value="0.0000000724849575998427" calcext:value-type="float">
            <text:p>7.24849575998427E-08</text:p>
          </table:table-cell>
          <table:table-cell table:formula="of:=['file:///home/artur/Documents/Faculdade/SPD/sequentialGraphs.ods'#$P.F10]/[.F10]" office:value-type="float" office:value="1.1459910964248" calcext:value-type="float">
            <text:p>1.1459910964248</text:p>
          </table:table-cell>
          <table:table-cell table:formula="of:=[.B10]/16" office:value-type="float" office:value="0.0716244435265501" calcext:value-type="float">
            <text:p>0.07162444352655</text:p>
          </table:table-cell>
          <table:table-cell/>
          <table:table-cell office:value-type="float" office:value="1001" calcext:value-type="float">
            <text:p>1001</text:p>
          </table:table-cell>
          <table:table-cell table:style-name="ce1" table:formula="of:= (3.186+69.444 ) / 1000" office:value-type="float" office:value="0.07263" calcext:value-type="float">
            <text:p>0.07263</text:p>
          </table:table-cell>
        </table:table-row>
        <table:table-row table:style-name="ro1">
          <table:table-cell table:formula="of:= [.F11] / ([.E11] * [.E11])" office:value-type="float" office:value="0.0000000711287604873226" calcext:value-type="float">
            <text:p>7.11287604873226E-08</text:p>
          </table:table-cell>
          <table:table-cell table:formula="of:=['file:///home/artur/Documents/Faculdade/SPD/sequentialGraphs.ods'#$N.F11]/[.F11]" office:value-type="float" office:value="0.956813047119508" calcext:value-type="float">
            <text:p>0.956813047119508</text:p>
          </table:table-cell>
          <table:table-cell table:formula="of:=[.B11]/16" office:value-type="float" office:value="0.0598008154449693" calcext:value-type="float">
            <text:p>0.059800815444969</text:p>
          </table:table-cell>
          <table:table-cell/>
          <table:table-cell office:value-type="float" office:value="2001" calcext:value-type="float">
            <text:p>2001</text:p>
          </table:table-cell>
          <table:table-cell table:style-name="ce1" office:value-type="float" office:value="0.28479962812" calcext:value-type="float">
            <text:p>0.28479962812</text:p>
          </table:table-cell>
        </table:table-row>
        <table:table-row table:style-name="ro1">
          <table:table-cell table:formula="of:= [.F12] / ([.E12] * [.E12])" office:value-type="float" office:value="0.0000000716941698954649" calcext:value-type="float">
            <text:p>7.16941698954649E-08</text:p>
          </table:table-cell>
          <table:table-cell table:formula="of:=['file:///home/artur/Documents/Faculdade/SPD/sequentialGraphs.ods'#$N.F12]/[.F12]" office:value-type="float" office:value="1.12341899492012" calcext:value-type="float">
            <text:p>1.12341899492012</text:p>
          </table:table-cell>
          <table:table-cell table:formula="of:=[.B12]/16" office:value-type="float" office:value="0.0702136871825076" calcext:value-type="float">
            <text:p>0.070213687182508</text:p>
          </table:table-cell>
          <table:table-cell/>
          <table:table-cell office:value-type="float" office:value="3001" calcext:value-type="float">
            <text:p>3001</text:p>
          </table:table-cell>
          <table:table-cell table:style-name="ce1" office:value-type="float" office:value="0.645677765772727" calcext:value-type="float">
            <text:p>0.645677765772727</text:p>
          </table:table-cell>
        </table:table-row>
        <table:table-row table:style-name="ro1">
          <table:table-cell table:formula="of:= [.F13] / ([.E13] * [.E13])" office:value-type="float" office:value="0.0000000750118202094434" calcext:value-type="float">
            <text:p>7.50118202094434E-08</text:p>
          </table:table-cell>
          <table:table-cell table:formula="of:=['file:///home/artur/Documents/Faculdade/SPD/sequentialGraphs.ods'#$N.F13]/[.F13]" office:value-type="float" office:value="0.906250134563011" calcext:value-type="float">
            <text:p>0.906250134563011</text:p>
          </table:table-cell>
          <table:table-cell table:formula="of:=[.B13]/16" office:value-type="float" office:value="0.0566406334101882" calcext:value-type="float">
            <text:p>0.056640633410188</text:p>
          </table:table-cell>
          <table:table-cell/>
          <table:table-cell office:value-type="float" office:value="5001" calcext:value-type="float">
            <text:p>5001</text:p>
          </table:table-cell>
          <table:table-cell table:style-name="ce1" office:value-type="float" office:value="1.87604569845" calcext:value-type="float">
            <text:p>1.87604569845</text:p>
          </table:table-cell>
        </table:table-row>
        <table:table-row table:style-name="ro1">
          <table:table-cell table:formula="of:= [.F14] / ([.E14] * [.E14])" office:value-type="float" office:value="0.0000000552932033344274" calcext:value-type="float">
            <text:p>5.52932033344274E-08</text:p>
          </table:table-cell>
          <table:table-cell table:formula="of:=['file:///home/artur/Documents/Faculdade/SPD/sequentialGraphs.ods'#$N.F14]/[.F14]" office:value-type="float" office:value="1.18830417057602" calcext:value-type="float">
            <text:p>1.18830417057602</text:p>
          </table:table-cell>
          <table:table-cell table:formula="of:=[.B14]/16" office:value-type="float" office:value="0.0742690106610014" calcext:value-type="float">
            <text:p>0.074269010661001</text:p>
          </table:table-cell>
          <table:table-cell/>
          <table:table-cell office:value-type="float" office:value="7501" calcext:value-type="float">
            <text:p>7501</text:p>
          </table:table-cell>
          <table:table-cell table:style-name="ce1" office:value-type="float" office:value="3.11107214090476" calcext:value-type="float">
            <text:p>3.11107214090476</text:p>
          </table:table-cell>
        </table:table-row>
        <table:table-row table:style-name="ro1">
          <table:table-cell table:formula="of:= [.F15] / ([.E15] * [.E15])" office:value-type="float" office:value="0.0000000719312901858642" calcext:value-type="float">
            <text:p>7.19312901858642E-08</text:p>
          </table:table-cell>
          <table:table-cell table:formula="of:=['file:///home/artur/Documents/Faculdade/SPD/sequentialGraphs.ods'#$P.F15]/[.F15]" office:value-type="float" office:value="1.30298307968295" calcext:value-type="float">
            <text:p>1.30298307968295</text:p>
          </table:table-cell>
          <table:table-cell table:formula="of:=[.B15]/16" office:value-type="float" office:value="0.0814364424801842" calcext:value-type="float">
            <text:p>0.081436442480184</text:p>
          </table:table-cell>
          <table:table-cell/>
          <table:table-cell office:value-type="float" office:value="10001" calcext:value-type="float">
            <text:p>10001</text:p>
          </table:table-cell>
          <table:table-cell table:style-name="ce1" office:value-type="float" office:value="7.19456771632143" calcext:value-type="float">
            <text:p>7.19456771632143</text:p>
          </table:table-cell>
        </table:table-row>
        <table:table-row table:style-name="ro1">
          <table:table-cell table:formula="of:= [.F16] / ([.E16] * [.E16])" office:value-type="float" office:value="0.0000000742311245922369" calcext:value-type="float">
            <text:p>7.42311245922369E-08</text:p>
          </table:table-cell>
          <table:table-cell table:formula="of:=['file:///home/artur/Documents/Faculdade/SPD/sequentialGraphs.ods'#$P.F16]/[.F16]" office:value-type="float" office:value="1.18198404144395" calcext:value-type="float">
            <text:p>1.18198404144395</text:p>
          </table:table-cell>
          <table:table-cell table:formula="of:=[.B16]/16" office:value-type="float" office:value="0.073874002590247" calcext:value-type="float">
            <text:p>0.073874002590247</text:p>
          </table:table-cell>
          <table:table-cell/>
          <table:table-cell office:value-type="float" office:value="15001" calcext:value-type="float">
            <text:p>15001</text:p>
          </table:table-cell>
          <table:table-cell table:style-name="ce1" office:value-type="float" office:value="16.7042300412222" calcext:value-type="float">
            <text:p>16.7042300412222</text:p>
          </table:table-cell>
        </table:table-row>
      </table:table>
      <table:table table:name="'file:///home/artur/Documents/Faculdade/SPD/sequentialGraphs.ods'#I" table:print="false" table:style-name="ta_extref">
        <table:table-source xlink:type="simple" xlink:href="../sequentialGraphs.ods" table:table-name="I" table:filter-name="calc8" table:mode="copy-results-only"/>
        <table:table-column table:number-columns-repeated="6"/>
        <table:table-row table:number-rows-repeated="8">
          <table:table-cell table:number-columns-repeated="6"/>
        </table:table-row>
        <table:table-row>
          <table:table-cell table:number-columns-repeated="5"/>
          <table:table-cell table:style-name="ce2" office:value-type="float" office:value="0.0170666666666667">
            <text:p>0.0170666666666667</text:p>
          </table:table-cell>
        </table:table-row>
        <table:table-row>
          <table:table-cell table:number-columns-repeated="5"/>
          <table:table-cell table:style-name="ce2" office:value-type="float" office:value="0.064">
            <text:p>0.064</text:p>
          </table:table-cell>
        </table:table-row>
        <table:table-row>
          <table:table-cell table:number-columns-repeated="5"/>
          <table:table-cell table:style-name="ce2" office:value-type="float" office:value="0.2614">
            <text:p>0.2614</text:p>
          </table:table-cell>
        </table:table-row>
        <table:table-row>
          <table:table-cell table:number-columns-repeated="5"/>
          <table:table-cell table:style-name="ce2" office:value-type="float" office:value="0.591633333333333">
            <text:p>0.591633333333333</text:p>
          </table:table-cell>
        </table:table-row>
        <table:table-row>
          <table:table-cell table:number-columns-repeated="5"/>
          <table:table-cell table:style-name="ce2" office:value-type="float" office:value="1.654">
            <text:p>1.654</text:p>
          </table:table-cell>
        </table:table-row>
        <table:table-row>
          <table:table-cell table:number-columns-repeated="5"/>
          <table:table-cell table:style-name="ce2" office:value-type="float" office:value="3.73863333333333">
            <text:p>3.73863333333333</text:p>
          </table:table-cell>
        </table:table-row>
        <table:table-row>
          <table:table-cell table:number-columns-repeated="5"/>
          <table:table-cell table:style-name="ce2" office:value-type="float" office:value="6.67836666666667">
            <text:p>6.67836666666667</text:p>
          </table:table-cell>
        </table:table-row>
        <table:table-row>
          <table:table-cell table:number-columns-repeated="5"/>
          <table:table-cell table:style-name="ce2" office:value-type="float" office:value="15.3574333333333">
            <text:p>15.3574333333333</text:p>
          </table:table-cell>
        </table:table-row>
        <table:table-row>
          <table:table-cell table:number-columns-repeated="5"/>
          <table:table-cell table:style-name="ce2" office:value-type="float" office:value="31.3843333333333">
            <text:p>31.3843333333333</text:p>
          </table:table-cell>
        </table:table-row>
      </table:table>
      <table:table table:name="'file:///home/artur/Documents/Faculdade/SPD/sequentialGraphs.ods'#N" table:print="false" table:style-name="ta_extref">
        <table:table-source xlink:type="simple" xlink:href="../sequentialGraphs.ods" table:table-name="N" table:filter-name="calc8" table:mode="copy-results-only"/>
        <table:table-column table:number-columns-repeated="6"/>
        <table:table-row table:number-rows-repeated="8">
          <table:table-cell table:number-columns-repeated="6"/>
        </table:table-row>
        <table:table-row>
          <table:table-cell table:number-columns-repeated="5"/>
          <table:table-cell table:style-name="ce2" office:value-type="float" office:value="0.0188">
            <text:p>0.0188</text:p>
          </table:table-cell>
        </table:table-row>
        <table:table-row>
          <table:table-cell table:number-columns-repeated="5"/>
          <table:table-cell table:style-name="ce2" office:value-type="float" office:value="0.0885666666666666">
            <text:p>0.0885666666666666</text:p>
          </table:table-cell>
        </table:table-row>
        <table:table-row>
          <table:table-cell table:number-columns-repeated="5"/>
          <table:table-cell table:style-name="ce2" office:value-type="float" office:value="0.2725">
            <text:p>0.2725</text:p>
          </table:table-cell>
        </table:table-row>
        <table:table-row>
          <table:table-cell table:number-columns-repeated="5"/>
          <table:table-cell table:style-name="ce2" office:value-type="float" office:value="0.725366666666667">
            <text:p>0.725366666666667</text:p>
          </table:table-cell>
        </table:table-row>
        <table:table-row>
          <table:table-cell table:number-columns-repeated="5"/>
          <table:table-cell table:style-name="ce2" office:value-type="float" office:value="1.70016666666667">
            <text:p>1.70016666666667</text:p>
          </table:table-cell>
        </table:table-row>
        <table:table-row>
          <table:table-cell table:number-columns-repeated="5"/>
          <table:table-cell table:style-name="ce2" office:value-type="float" office:value="3.6969">
            <text:p>3.6969</text:p>
          </table:table-cell>
        </table:table-row>
        <table:table-row>
          <table:table-cell table:number-columns-repeated="5"/>
          <table:table-cell table:style-name="ce2" office:value-type="float" office:value="6.59303333333333">
            <text:p>6.59303333333333</text:p>
          </table:table-cell>
        </table:table-row>
        <table:table-row>
          <table:table-cell table:number-columns-repeated="5"/>
          <table:table-cell table:style-name="ce2" office:value-type="float" office:value="14.6650333333333">
            <text:p>14.6650333333333</text:p>
          </table:table-cell>
        </table:table-row>
        <table:table-row>
          <table:table-cell table:number-columns-repeated="5"/>
          <table:table-cell table:style-name="ce2" office:value-type="float" office:value="28.7461666666667">
            <text:p>28.7461666666667</text:p>
          </table:table-cell>
        </table:table-row>
      </table:table>
      <table:table table:name="'file:///home/artur/Documents/Faculdade/SPD/sequentialGraphs.ods'#P" table:print="false" table:style-name="ta_extref">
        <table:table-source xlink:type="simple" xlink:href="../sequentialGraphs.ods" table:table-name="P" table:filter-name="calc8" table:mode="copy-results-only"/>
        <table:table-column table:number-columns-repeated="6"/>
        <table:table-row table:number-rows-repeated="8">
          <table:table-cell table:number-columns-repeated="6"/>
        </table:table-row>
        <table:table-row>
          <table:table-cell table:number-columns-repeated="5"/>
          <table:table-cell table:style-name="ce2" office:value-type="float" office:value="0.0215333333333333">
            <text:p>0.0215333333333333</text:p>
          </table:table-cell>
        </table:table-row>
        <table:table-row>
          <table:table-cell table:number-columns-repeated="5"/>
          <table:table-cell table:style-name="ce2" office:value-type="float" office:value="0.0832333333333334">
            <text:p>0.0832333333333334</text:p>
          </table:table-cell>
        </table:table-row>
        <table:table-row>
          <table:table-cell table:number-columns-repeated="5"/>
          <table:table-cell table:style-name="ce2" office:value-type="float" office:value="0.339433333333333">
            <text:p>0.339433333333333</text:p>
          </table:table-cell>
        </table:table-row>
        <table:table-row>
          <table:table-cell table:number-columns-repeated="5"/>
          <table:table-cell table:style-name="ce2" office:value-type="float" office:value="0.8917">
            <text:p>0.8917</text:p>
          </table:table-cell>
        </table:table-row>
        <table:table-row>
          <table:table-cell table:number-columns-repeated="5"/>
          <table:table-cell table:style-name="ce2" office:value-type="float" office:value="2.8056">
            <text:p>2.8056</text:p>
          </table:table-cell>
        </table:table-row>
        <table:table-row>
          <table:table-cell table:number-columns-repeated="5"/>
          <table:table-cell table:style-name="ce2" office:value-type="float" office:value="5.65983333333333">
            <text:p>5.65983333333333</text:p>
          </table:table-cell>
        </table:table-row>
        <table:table-row>
          <table:table-cell table:number-columns-repeated="5"/>
          <table:table-cell table:style-name="ce2" office:value-type="float" office:value="9.3744">
            <text:p>9.3744</text:p>
          </table:table-cell>
        </table:table-row>
        <table:table-row>
          <table:table-cell table:number-columns-repeated="5"/>
          <table:table-cell table:style-name="ce2" office:value-type="float" office:value="19.7441333333333">
            <text:p>19.7441333333333</text:p>
          </table:table-cell>
        </table:table-row>
        <table:table-row>
          <table:table-cell table:number-columns-repeated="5"/>
          <table:table-cell table:style-name="ce2" office:value-type="float" office:value="39.1763">
            <text:p>39.17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6:09:24.848709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1T16:18:58.756643048</meta:creation-date>
    <dc:date>2021-04-12T16:14:25.487005776</dc:date>
    <meta:editing-duration>PT5H21M4S</meta:editing-duration>
    <meta:editing-cycles>19</meta:editing-cycles>
    <meta:generator>LibreOffice/6.1.5.2$Linux_X86_64 LibreOffice_project/10$Build-2</meta:generator>
    <meta:document-statistic meta:table-count="3" meta:cell-count="14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b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1000" chart:origin="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false" chart:minimum="0" chart:maximum="30" chart:origin="0" chart:interval-major="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39cm" svg:height="9.349cm" xlink:href=".." xlink:type="simple" chart:class="chart:scatter" chart:style-name="ch1">
        <chart:title svg:x="6.864cm" svg:y="0.322cm" chart:style-name="ch2">
          <text:p>Execution Time - MPI approach</text:p>
        </chart:title>
        <chart:subtitle svg:x="8.279cm" svg:y="1.287cm" chart:style-name="ch3">
          <text:p>Non-magic Squares</text:p>
        </chart:subtitle>
        <chart:legend chart:legend-position="end" svg:x="18.425cm" svg:y="4.375cm" style:legend-expansion="high" chart:style-name="ch4"/>
        <chart:plot-area chart:style-name="ch5" table:cell-range-address="N.E9:N.F17" chart:data-source-has-labels="row" svg:x="1.413cm" svg:y="2.156cm" svg:width="16.61cm" svg:height="6.026cm">
          <chartooo:coordinate-region svg:x="3.146cm" svg:y="2.156cm" svg:width="14.735cm" svg:height="4.642cm"/>
          <chart:axis chart:dimension="x" chart:name="primary-x" chart:style-name="ch6">
            <chart:title svg:x="8.801cm" svg:y="8.368cm" chart:style-name="ch7">
              <text:p>Square size</text:p>
            </chart:title>
          </chart:axis>
          <chart:axis chart:dimension="y" chart:name="primary-y" chart:style-name="ch8">
            <chart:title svg:x="0.451cm" svg:y="6.47cm" chart:style-name="ch9">
              <text:p>Execution time(s)</text:p>
            </chart:title>
            <chart:grid chart:style-name="ch10" chart:class="major"/>
          </chart:axis>
          <chart:series chart:style-name="ch11" chart:values-cell-range-address="N.F9:N.F17" loext:label-string="on" chart:class="chart:scatter">
            <chart:domain table:cell-range-address="N.E9:N.E17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N.E9:N.E17</svg:desc>
                </draw:g>
              </table:table-cell>
              <table:table-cell office:value-type="float" office:value="0.0200075">
                <text:p>0.0200075</text:p>
                <draw:g>
                  <svg:desc>N.F9:N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0.0699711818181818">
                <text:p>0.0699711818181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0.270842876153846">
                <text:p>0.270842876153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0.613514475758621">
                <text:p>0.613514475758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1">
                <text:p>5001</text:p>
              </table:table-cell>
              <table:table-cell office:value-type="float" office:value="1.785935248">
                <text:p>1.785935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1">
                <text:p>7501</text:p>
              </table:table-cell>
              <table:table-cell office:value-type="float" office:value="3.79216374717241">
                <text:p>3.79216374717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1">
                <text:p>10001</text:p>
              </table:table-cell>
              <table:table-cell office:value-type="float" office:value="6.80921827048148">
                <text:p>6.80921827048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1">
                <text:p>15001</text:p>
              </table:table-cell>
              <table:table-cell office:value-type="float" office:value="14.8789126978824">
                <text:p>14.8789126978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1">
                <text:p>20001</text:p>
              </table:table-cell>
              <table:table-cell office:value-type="float" office:value="29.3042">
                <text:p>29.30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b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1000" chart:origin="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false" chart:minimum="0" chart:maximum="52" chart:origin="0" chart:interval-major="4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39cm" svg:height="9.349cm" xlink:href=".." xlink:type="simple" chart:class="chart:scatter" chart:style-name="ch1">
        <chart:title svg:x="6.864cm" svg:y="0.322cm" chart:style-name="ch2">
          <text:p>Execution Time - MPI approach</text:p>
        </chart:title>
        <chart:subtitle svg:x="8.279cm" svg:y="1.287cm" chart:style-name="ch3">
          <text:p>Non-magic Squares</text:p>
        </chart:subtitle>
        <chart:legend chart:legend-position="end" svg:x="18.425cm" svg:y="4.375cm" style:legend-expansion="high" chart:style-name="ch4"/>
        <chart:plot-area chart:style-name="ch5" table:cell-range-address="N.E9:N.E17 I.F9:I.F17" chart:data-source-has-labels="row" svg:x="1.413cm" svg:y="2.156cm" svg:width="16.61cm" svg:height="6.026cm">
          <chartooo:coordinate-region svg:x="3.146cm" svg:y="2.156cm" svg:width="14.735cm" svg:height="4.841cm"/>
          <chart:axis chart:dimension="x" chart:name="primary-x" chart:style-name="ch6">
            <chart:title svg:x="8.801cm" svg:y="8.368cm" chart:style-name="ch7">
              <text:p>Square size</text:p>
            </chart:title>
          </chart:axis>
          <chart:axis chart:dimension="y" chart:name="primary-y" chart:style-name="ch8">
            <chart:title svg:x="0.451cm" svg:y="6.47cm" chart:style-name="ch9">
              <text:p>Execution time(s)</text:p>
            </chart:title>
            <chart:grid chart:style-name="ch10" chart:class="major"/>
          </chart:axis>
          <chart:series chart:style-name="ch11" chart:values-cell-range-address="I.F9:I.F17" loext:label-string="on" chart:class="chart:scatter">
            <chart:domain table:cell-range-address="N.E9:N.E17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N.E9:N.E17</svg:desc>
                </draw:g>
              </table:table-cell>
              <table:table-cell office:value-type="float" office:value="0.0235856334">
                <text:p>0.0235856334</text:p>
                <draw:g>
                  <svg:desc>I.F9:I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0.0728069651785714">
                <text:p>0.072806965178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0.284838796733333">
                <text:p>0.2848387967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0.645006859533333">
                <text:p>0.6450068595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1">
                <text:p>5001</text:p>
              </table:table-cell>
              <table:table-cell office:value-type="float" office:value="1.8740282475">
                <text:p>1.8740282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1">
                <text:p>7501</text:p>
              </table:table-cell>
              <table:table-cell office:value-type="float" office:value="3.9809740587">
                <text:p>3.98097405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1">
                <text:p>10001</text:p>
              </table:table-cell>
              <table:table-cell office:value-type="float" office:value="7.19424078566667">
                <text:p>7.194240785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1">
                <text:p>15001</text:p>
              </table:table-cell>
              <table:table-cell office:value-type="float" office:value="16.75087596912">
                <text:p>16.750875969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1">
                <text:p>20001</text:p>
              </table:table-cell>
              <table:table-cell office:value-type="float" office:value="50.992271485">
                <text:p>50.9922714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9.01cm" xlink:href=".." xlink:type="simple" chart:class="chart:scatter" chart:style-name="ch1">
        <chart:title svg:x="4.856cm" svg:y="0.316cm" chart:style-name="ch2">
          <text:p>Execution time - MPI approach</text:p>
        </chart:title>
        <chart:subtitle svg:x="6.655cm" svg:y="1.275cm" chart:style-name="ch3">
          <text:p>Magic squares</text:p>
        </chart:subtitle>
        <chart:legend chart:legend-position="end" svg:x="13.905cm" svg:y="4.206cm" style:legend-expansion="high" chart:style-name="ch4"/>
        <chart:plot-area chart:style-name="ch5" table:cell-range-address="P.E9:P.F16" chart:data-source-has-labels="row" svg:x="1.33cm" svg:y="2.138cm" svg:width="12.256cm" svg:height="5.711cm">
          <chartooo:coordinate-region svg:x="3.063cm" svg:y="2.337cm" svg:width="10.058cm" svg:height="4.865cm"/>
          <chart:axis chart:dimension="x" chart:name="primary-x" chart:style-name="ch6">
            <chart:title svg:x="6.541cm" svg:y="8.029cm" chart:style-name="ch7">
              <text:p>Square size</text:p>
            </chart:title>
          </chart:axis>
          <chart:axis chart:dimension="y" chart:name="primary-y" chart:style-name="ch8">
            <chart:title svg:x="0.451cm" svg:y="6.294cm" chart:style-name="ch9">
              <text:p>Execution time(s)</text:p>
            </chart:title>
            <chart:grid chart:style-name="ch10" chart:class="major"/>
          </chart:axis>
          <chart:series chart:style-name="ch11" chart:values-cell-range-address="P.F9:P.F16" loext:label-string="mpip" chart:class="chart:scatter">
            <chart:domain table:cell-range-address="P.E9:P.E16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mpi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P.E9:P.E16</svg:desc>
                </draw:g>
              </table:table-cell>
              <table:table-cell office:value-type="float" office:value="0.0211739310344828">
                <text:p>0.0211739310344828</text:p>
                <draw:g>
                  <svg:desc>P.F9:P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0.07263">
                <text:p>0.07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0.28479962812">
                <text:p>0.284799628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0.645677765772727">
                <text:p>0.645677765772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1">
                <text:p>5001</text:p>
              </table:table-cell>
              <table:table-cell office:value-type="float" office:value="1.87604569845">
                <text:p>1.87604569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1">
                <text:p>7501</text:p>
              </table:table-cell>
              <table:table-cell office:value-type="float" office:value="3.11107214090476">
                <text:p>3.111072140904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1">
                <text:p>10001</text:p>
              </table:table-cell>
              <table:table-cell office:value-type="float" office:value="7.19456771632143">
                <text:p>7.19456771632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1">
                <text:p>15001</text:p>
              </table:table-cell>
              <table:table-cell office:value-type="float" office:value="16.7042300412222">
                <text:p>16.70423004122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